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640000070866314DC8491E97E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0.712cm"/>
    </style:style>
    <style:style style:name="gr4" style:family="graphic" style:parent-style-name="standard">
      <style:graphic-properties draw:stroke="none" svg:stroke-color="#000000" draw:fill="none" draw:fill-color="#ffffff" fo:min-height="0.319cm"/>
    </style:style>
    <style:style style:name="gr5" style:family="graphic" style:parent-style-name="standard">
      <style:graphic-properties draw:stroke="none" svg:stroke-color="#000000" draw:fill="none" draw:fill-color="#ffffff" fo:min-height="27.45cm"/>
    </style:style>
    <style:style style:name="gr6" style:family="graphic" style:parent-style-name="standard">
      <style:graphic-properties draw:stroke="none" svg:stroke-color="#000000" draw:fill="none" draw:fill-color="#ffffff" fo:min-height="28.399cm"/>
    </style:style>
    <style:style style:name="gr7" style:family="graphic" style:parent-style-name="standard">
      <style:graphic-properties draw:stroke="none" svg:stroke-color="#000000" draw:fill="none" draw:fill-color="#ffffff" fo:min-height="0.327cm"/>
    </style:style>
    <style:style style:name="gr8" style:family="graphic" style:parent-style-name="standard">
      <style:graphic-properties draw:stroke="none" svg:stroke-color="#000000" draw:fill="none" draw:fill-color="#ffffff" fo:min-height="0.556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draw:fill-color="#ffffff"/>
      <style:text-properties fo:font-size="8pt" fo:font-weight="bold" style:font-size-asian="8pt" style:font-weight-asian="bold" style:font-size-complex="8pt" style:font-weight-complex="bold"/>
    </style:style>
    <style:style style:name="P4" style:family="paragraph">
      <style:paragraph-properties fo:text-align="center"/>
    </style:style>
    <style:style style:name="P5" style:family="paragraph">
      <style:paragraph-properties fo:text-align="justify"/>
    </style:style>
    <style:style style:name="P6" style:family="paragraph">
      <style:paragraph-properties fo:text-align="start"/>
    </style:style>
    <style:style style:name="P7" style:family="paragraph">
      <style:paragraph-properties fo:text-align="start">
        <style:tab-stops>
          <style:tab-stop style:position="5.008cm" style:leader-style="dotted" style:leader-text="."/>
        </style:tab-stops>
      </style:paragraph-properties>
    </style:style>
    <style:style style:name="P8" style:family="paragraph">
      <style:paragraph-properties fo:text-align="start">
        <style:tab-stops>
          <style:tab-stop style:position="4.989cm" style:leader-style="dotted" style:leader-text="."/>
          <style:tab-stop style:position="10.753cm"/>
        </style:tab-stops>
      </style:paragraph-properties>
    </style:style>
    <style:style style:name="P9" style:family="paragraph">
      <style:paragraph-properties fo:text-align="start">
        <style:tab-stops>
          <style:tab-stop style:position="4.951cm" style:leader-style="dotted" style:leader-text="."/>
        </style:tab-stops>
      </style:paragraph-properties>
    </style:style>
    <style:style style:name="P10" style:family="paragraph">
      <style:paragraph-properties>
        <style:tab-stops>
          <style:tab-stop style:position="5.008cm" style:leader-style="dotted" style:leader-text="."/>
        </style:tab-stops>
      </style:paragraph-properties>
    </style:style>
    <style:style style:name="P11" style:family="paragraph">
      <loext:graphic-properties draw:fill="none" draw:fill-color="#ffffff"/>
      <style:text-properties fo:font-size="14pt" fo:font-weight="bold" style:font-size-asian="14pt" style:font-weight-asian="bold" style:font-size-complex="14pt" style:font-weight-complex="bold"/>
    </style:style>
    <style:style style:name="P12"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13" style:family="paragraph">
      <loext:graphic-properties draw:fill="none" draw:fill-color="#ffffff"/>
      <style:paragraph-properties fo:text-align="center"/>
      <style:text-properties fo:font-size="14pt" style:font-size-asian="14pt" style:font-size-complex="14pt"/>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style:font-name="Courier New" fo:font-size="10pt" fo:font-weight="bold" style:font-size-asian="10pt" style:font-weight-asian="bold" style:font-size-complex="10pt" style:font-weight-complex="bold"/>
    </style:style>
    <style:style style:name="T6" style:family="text">
      <style:text-properties style:font-name="Arial" fo:font-size="10pt" fo:font-weight="normal" style:font-size-asian="10pt" style:font-weight-asian="normal" style:font-size-complex="10pt" style:font-weight-complex="normal"/>
    </style:style>
    <style:style style:name="T7" style:family="text">
      <style:text-properties style:font-name="Arial" fo:font-size="10pt" fo:font-weight="bold" style:font-size-asian="10pt" style:font-weight-asian="bold" style:font-size-complex="10pt" style:font-weight-complex="bold"/>
    </style:style>
    <style:style style:name="T8" style:family="text">
      <style:text-properties style:font-name="Courier New" fo:font-size="10pt" fo:font-weight="normal" style:font-size-asian="10pt" style:font-weight-asian="normal" style:font-size-complex="10pt" style:font-weight-complex="normal"/>
    </style:style>
    <style:style style:name="T9" style:family="text">
      <style:text-properties style:font-name="Courier New" fo:font-size="10pt" style:font-size-asian="10pt" style:font-size-complex="10pt"/>
    </style:style>
    <style:style style:name="T1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12" style:family="text">
      <style:text-properties style:font-name="Liberation Sans1" fo:font-size="12pt" fo:font-weight="normal" style:font-size-asian="12pt" style:font-weight-asian="normal" style:font-size-complex="12pt" style:font-weight-complex="normal"/>
    </style:style>
    <style:style style:name="T13" style:family="text">
      <style:text-properties style:font-name="Liberation Sans1" fo:font-size="12pt" fo:font-weight="bold" style:font-size-asian="12pt" style:font-weight-asian="bold" style:font-size-complex="12pt" style:font-weight-complex="bold"/>
    </style:style>
    <style:style style:name="T1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537cm" svg:height="27.699cm" svg:x="1.081cm" svg:y="1.001cm">
          <draw:image xlink:href="Pictures/10000000000000640000070866314DC8491E97EB.png" xlink:type="simple" xlink:show="embed" xlink:actuate="onLoad">
            <text:p/>
          </draw:image>
        </draw:frame>
        <draw:line draw:style-name="gr2" draw:text-style-name="P1" draw:layer="layout" svg:x1="1cm" svg:y1="1cm" svg:x2="6.2cm" svg:y2="1cm">
          <text:p/>
        </draw:line>
        <draw:line draw:style-name="gr2" draw:text-style-name="P1" draw:layer="layout" svg:x1="1cm" svg:y1="2.5cm" svg:x2="6.2cm" svg:y2="2.5cm">
          <text:p/>
        </draw:line>
        <draw:line draw:style-name="gr2" draw:text-style-name="P1" draw:layer="layout" svg:x1="1cm" svg:y1="4cm" svg:x2="6.2cm" svg:y2="4cm">
          <text:p/>
        </draw:line>
        <draw:line draw:style-name="gr2" draw:text-style-name="P1" draw:layer="layout" svg:x1="1cm" svg:y1="5.6cm" svg:x2="6.2cm" svg:y2="5.6cm">
          <text:p/>
        </draw:line>
        <draw:line draw:style-name="gr2" draw:text-style-name="P1" draw:layer="layout" svg:x1="1cm" svg:y1="7.1cm" svg:x2="6.2cm" svg:y2="7.1cm">
          <text:p/>
        </draw:line>
        <draw:line draw:style-name="gr2" draw:text-style-name="P1" draw:layer="layout" svg:x1="1cm" svg:y1="8.7cm" svg:x2="6.2cm" svg:y2="8.7cm">
          <text:p/>
        </draw:line>
        <draw:line draw:style-name="gr2" draw:text-style-name="P1" draw:layer="layout" svg:x1="1cm" svg:y1="10.2cm" svg:x2="6.2cm" svg:y2="10.2cm">
          <text:p/>
        </draw:line>
        <draw:line draw:style-name="gr2" draw:text-style-name="P1" draw:layer="layout" svg:x1="1cm" svg:y1="11.8cm" svg:x2="6.2cm" svg:y2="11.8cm">
          <text:p/>
        </draw:line>
        <draw:line draw:style-name="gr2" draw:text-style-name="P1" draw:layer="layout" svg:x1="1cm" svg:y1="13.4cm" svg:x2="6.2cm" svg:y2="13.4cm">
          <text:p/>
        </draw:line>
        <draw:line draw:style-name="gr2" draw:text-style-name="P1" draw:layer="layout" svg:x1="1cm" svg:y1="14.9cm" svg:x2="6.2cm" svg:y2="14.9cm">
          <text:p/>
        </draw:line>
        <draw:line draw:style-name="gr2" draw:text-style-name="P1" draw:layer="layout" svg:x1="1cm" svg:y1="16.4cm" svg:x2="6.2cm" svg:y2="16.4cm">
          <text:p/>
        </draw:line>
        <draw:line draw:style-name="gr2" draw:text-style-name="P1" draw:layer="layout" svg:x1="1cm" svg:y1="17.9cm" svg:x2="6.2cm" svg:y2="17.9cm">
          <text:p/>
        </draw:line>
        <draw:line draw:style-name="gr2" draw:text-style-name="P1" draw:layer="layout" svg:x1="1cm" svg:y1="19.5cm" svg:x2="6.2cm" svg:y2="19.5cm">
          <text:p/>
        </draw:line>
        <draw:line draw:style-name="gr2" draw:text-style-name="P1" draw:layer="layout" svg:x1="1cm" svg:y1="21cm" svg:x2="6.2cm" svg:y2="21cm">
          <text:p/>
        </draw:line>
        <draw:line draw:style-name="gr2" draw:text-style-name="P1" draw:layer="layout" svg:x1="1cm" svg:y1="22.6cm" svg:x2="6.2cm" svg:y2="22.6cm">
          <text:p/>
        </draw:line>
        <draw:line draw:style-name="gr2" draw:text-style-name="P1" draw:layer="layout" svg:x1="1cm" svg:y1="24.2cm" svg:x2="6.2cm" svg:y2="24.2cm">
          <text:p/>
        </draw:line>
        <draw:line draw:style-name="gr2" draw:text-style-name="P1" draw:layer="layout" svg:x1="1cm" svg:y1="25.8cm" svg:x2="6.2cm" svg:y2="25.8cm">
          <text:p/>
        </draw:line>
        <draw:line draw:style-name="gr2" draw:text-style-name="P1" draw:layer="layout" svg:x1="1cm" svg:y1="27.3cm" svg:x2="6.2cm" svg:y2="27.3cm">
          <text:p/>
        </draw:line>
        <draw:line draw:style-name="gr2" draw:text-style-name="P1" draw:layer="layout" svg:x1="1cm" svg:y1="28.7cm" svg:x2="6.2cm" svg:y2="28.7cm">
          <text:p/>
        </draw:line>
        <draw:line draw:style-name="gr2" draw:text-style-name="P1" draw:layer="layout" svg:x1="1cm" svg:y1="1cm" svg:x2="1cm" svg:y2="28.7cm">
          <text:p/>
        </draw:line>
        <draw:line draw:style-name="gr2" draw:text-style-name="P1" draw:layer="layout" svg:x1="2.6cm" svg:y1="1cm" svg:x2="2.6cm" svg:y2="28.7cm">
          <text:p/>
        </draw:line>
        <draw:frame draw:style-name="gr3" draw:text-style-name="P2" draw:layer="layout" svg:width="0.9cm" svg:height="0.962cm" svg:x="3.232cm" svg:y="1.304cm">
          <draw:text-box>
            <text:p>0</text:p>
          </draw:text-box>
        </draw:frame>
        <draw:frame draw:style-name="gr3" draw:text-style-name="P2" draw:layer="layout" svg:width="0.9cm" svg:height="0.962cm" svg:x="3.232cm" svg:y="2.804cm">
          <draw:text-box>
            <text:p>1</text:p>
          </draw:text-box>
        </draw:frame>
        <draw:frame draw:style-name="gr3" draw:text-style-name="P2" draw:layer="layout" svg:width="0.9cm" svg:height="0.962cm" svg:x="3.232cm" svg:y="4.304cm">
          <draw:text-box>
            <text:p>2</text:p>
          </draw:text-box>
        </draw:frame>
        <draw:frame draw:style-name="gr3" draw:text-style-name="P2" draw:layer="layout" svg:width="0.9cm" svg:height="0.962cm" svg:x="3.232cm" svg:y="5.904cm">
          <draw:text-box>
            <text:p>3</text:p>
          </draw:text-box>
        </draw:frame>
        <draw:frame draw:style-name="gr3" draw:text-style-name="P2" draw:layer="layout" svg:width="0.9cm" svg:height="0.962cm" svg:x="3.232cm" svg:y="7.404cm">
          <draw:text-box>
            <text:p>4</text:p>
          </draw:text-box>
        </draw:frame>
        <draw:frame draw:style-name="gr3" draw:text-style-name="P2" draw:layer="layout" svg:width="0.9cm" svg:height="0.962cm" svg:x="3.232cm" svg:y="8.904cm">
          <draw:text-box>
            <text:p>5</text:p>
          </draw:text-box>
        </draw:frame>
        <draw:frame draw:style-name="gr3" draw:text-style-name="P2" draw:layer="layout" svg:width="0.9cm" svg:height="0.962cm" svg:x="3.232cm" svg:y="10.604cm">
          <draw:text-box>
            <text:p>6</text:p>
          </draw:text-box>
        </draw:frame>
        <draw:frame draw:style-name="gr3" draw:text-style-name="P2" draw:layer="layout" svg:width="0.9cm" svg:height="0.962cm" svg:x="3.232cm" svg:y="12.104cm">
          <draw:text-box>
            <text:p>7</text:p>
          </draw:text-box>
        </draw:frame>
        <draw:frame draw:style-name="gr3" draw:text-style-name="P2" draw:layer="layout" svg:width="0.9cm" svg:height="0.962cm" svg:x="3.232cm" svg:y="13.604cm">
          <draw:text-box>
            <text:p>8</text:p>
          </draw:text-box>
        </draw:frame>
        <draw:frame draw:style-name="gr3" draw:text-style-name="P2" draw:layer="layout" svg:width="0.9cm" svg:height="0.962cm" svg:x="3.232cm" svg:y="15.204cm">
          <draw:text-box>
            <text:p>9</text:p>
          </draw:text-box>
        </draw:frame>
        <draw:frame draw:style-name="gr3" draw:text-style-name="P2" draw:layer="layout" svg:width="1.324cm" svg:height="0.962cm" svg:x="2.876cm" svg:y="16.704cm">
          <draw:text-box>
            <text:p>10</text:p>
          </draw:text-box>
        </draw:frame>
        <draw:frame draw:style-name="gr3" draw:text-style-name="P2" draw:layer="layout" svg:width="1.324cm" svg:height="0.962cm" svg:x="2.876cm" svg:y="18.204cm">
          <draw:text-box>
            <text:p>11</text:p>
          </draw:text-box>
        </draw:frame>
        <draw:frame draw:style-name="gr3" draw:text-style-name="P2" draw:layer="layout" svg:width="1.324cm" svg:height="0.962cm" svg:x="2.876cm" svg:y="19.804cm">
          <draw:text-box>
            <text:p>12</text:p>
          </draw:text-box>
        </draw:frame>
        <draw:frame draw:style-name="gr3" draw:text-style-name="P2" draw:layer="layout" svg:width="1.324cm" svg:height="0.962cm" svg:x="2.876cm" svg:y="21.304cm">
          <draw:text-box>
            <text:p>13</text:p>
          </draw:text-box>
        </draw:frame>
        <draw:frame draw:style-name="gr3" draw:text-style-name="P2" draw:layer="layout" svg:width="1.324cm" svg:height="0.962cm" svg:x="2.876cm" svg:y="23.004cm">
          <draw:text-box>
            <text:p>14</text:p>
          </draw:text-box>
        </draw:frame>
        <draw:frame draw:style-name="gr3" draw:text-style-name="P2" draw:layer="layout" svg:width="1.324cm" svg:height="0.962cm" svg:x="2.876cm" svg:y="24.504cm">
          <draw:text-box>
            <text:p>15</text:p>
          </draw:text-box>
        </draw:frame>
        <draw:frame draw:style-name="gr3" draw:text-style-name="P2" draw:layer="layout" svg:width="1.324cm" svg:height="0.962cm" svg:x="2.876cm" svg:y="26.104cm">
          <draw:text-box>
            <text:p>16</text:p>
          </draw:text-box>
        </draw:frame>
        <draw:frame draw:style-name="gr3" draw:text-style-name="P2" draw:layer="layout" svg:width="1.324cm" svg:height="0.962cm" svg:x="2.876cm" svg:y="27.604cm">
          <draw:text-box>
            <text:p>17</text:p>
          </draw:text-box>
        </draw:frame>
        <draw:line draw:style-name="gr2" draw:text-style-name="P1" draw:layer="layout" svg:x1="2.6cm" svg:y1="1.1cm" svg:x2="2.6cm" svg:y2="28.7cm">
          <text:p/>
        </draw:line>
        <draw:line draw:style-name="gr2" draw:text-style-name="P1" draw:layer="layout" svg:x1="4.4cm" svg:y1="1cm" svg:x2="4.4cm" svg:y2="28.7cm">
          <text:p/>
        </draw:line>
        <draw:line draw:style-name="gr2" draw:text-style-name="P1" draw:layer="layout" svg:x1="6.176cm" svg:y1="1cm" svg:x2="6.176cm" svg:y2="28.7cm">
          <text:p/>
        </draw:line>
        <draw:line draw:style-name="gr2" draw:text-style-name="P1" draw:layer="layout" svg:x1="2.6cm" svg:y1="1cm" svg:x2="6.2cm" svg:y2="1cm">
          <text:p/>
        </draw:line>
        <draw:frame draw:style-name="gr4" draw:text-style-name="P3" draw:layer="layout" svg:width="1.6cm" svg:height="0.569cm" svg:x="2.7cm" svg:y="0.43cm">
          <draw:text-box>
            <text:p><text:span text:style-name="T1">indices</text:span></text:p>
          </draw:text-box>
        </draw:frame>
        <draw:frame draw:style-name="gr5" draw:text-style-name="P2" draw:layer="layout" svg:width="13.5cm" svg:height="27.7cm" svg:x="6.5cm" svg:y="1cm">
          <draw:text-box>
            <text:p/>
          </draw:text-box>
        </draw:frame>
        <draw:frame draw:style-name="gr6" draw:text-style-name="P11" draw:layer="layout" svg:width="13.5cm" svg:height="28.649cm" svg:x="6.5cm" svg:y="0.5cm">
          <draw:text-box>
            <text:p text:style-name="P4"><text:span text:style-name="T2">Principe de fonctionnement du « Memory »</text:span></text:p>
            <text:p text:style-name="P4"><text:span text:style-name="T2"/></text:p>
            <text:list text:style-name="L1">
              <text:list-item>
                <text:list>
                  <text:list-item>
                    <text:p text:style-name="P5"><text:span text:style-name="T3">Nous avons à disposition une image de 100x1800 pixels comme ressource pour l’ensemble des images des cartes.</text:span><text:span text:style-name="T3"><text:line-break/></text:span><text:span text:style-name="T3"/></text:p>
                    <text:p text:style-name="P6"><text:span text:style-name="T3">Cela implique que nous devons découper cette image grâce à une fonction JavaScript</text:span></text:p>
                    <text:p text:style-name="P6"><text:span text:style-name="T3"/></text:p>
                  </text:list-item>
                  <text:list-item>
                    <text:p text:style-name="P6"><text:span text:style-name="T3">Utilisation de la fonction « </text:span><text:span text:style-name="T4">context.drawImage(...)</text:span><text:span text:style-name="T3"> » qui permet via ses paramètres de lire des pixels sur une image source et de les coller sur une image destination. </text:span></text:p>
                    <text:p text:style-name="P6"><text:span text:style-name="T3"/></text:p>
                  </text:list-item>
                  <text:list-item>
                    <text:p text:style-name="P6"><text:span text:style-name="T5">context.drawImage(</text:span></text:p>
                    <text:list>
                      <text:list-header>
                        <text:p text:style-name="P7"><text:span text:style-name="T5">image,</text:span><text:span text:style-name="T6"><text:tab/></text:span><text:span text:style-name="T7"> </text:span><text:span text:style-name="T8">Source fichier image</text:span></text:p>
                        <text:p text:style-name="P7"><text:span text:style-name="T5">Xsource,</text:span><text:span text:style-name="T6"><text:tab/></text:span><text:span text:style-name="T6"> </text:span><text:span text:style-name="T8">Coordonnée X (ici 0).</text:span></text:p>
                        <text:p text:style-name="P8"><text:span text:style-name="T5">grilleJeu[i] * 100,</text:span><text:span text:style-name="T6"><text:tab/></text:span><text:span text:style-name="T7"> </text:span><text:span text:style-name="T8">Coordonnée Y (indice x 100)</text:span></text:p>
                        <text:p text:style-name="P9"><text:span text:style-name="T5">100,</text:span><text:span text:style-name="T6"><text:tab/></text:span><text:span text:style-name="T6"> </text:span><text:span text:style-name="T8">Largeur source (px)</text:span></text:p>
                        <text:p text:style-name="P7"><text:span text:style-name="T5">100,</text:span><text:span text:style-name="T6"><text:tab/></text:span><text:span text:style-name="T7"> </text:span><text:span text:style-name="T8">Hauteur source (px)</text:span></text:p>
                        <text:p text:style-name="P7"><text:span text:style-name="T5">Xdest,</text:span><text:span text:style-name="T6"><text:tab/></text:span><text:span text:style-name="T7"> </text:span><text:span text:style-name="T8">Coordonnée X destination</text:span></text:p>
                        <text:p text:style-name="P7"><text:span text:style-name="T5">Ydest,</text:span><text:span text:style-name="T6"><text:tab/></text:span><text:span text:style-name="T7"> </text:span><text:span text:style-name="T8">Coordonnée Y destination</text:span></text:p>
                        <text:p text:style-name="P7"><text:span text:style-name="T5">100,</text:span><text:span text:style-name="T6"><text:tab/></text:span><text:span text:style-name="T7"> </text:span><text:span text:style-name="T8">Largeur destination (px)</text:span></text:p>
                        <text:p text:style-name="P10"><text:span text:style-name="T5">100</text:span><text:span text:style-name="T6"><text:tab/></text:span><text:span text:style-name="T6"> </text:span><text:span text:style-name="T9">Hauteur</text:span><text:span text:style-name="T8"> destination (px)</text:span></text:p>
                      </text:list-header>
                    </text:list>
                    <text:p text:style-name="P6"><text:span text:style-name="T5">);</text:span></text:p>
                    <text:p text:style-name="P6"><text:span text:style-name="T8"/></text:p>
                  </text:list-item>
                  <text:list-item>
                    <text:p text:style-name="P5"><text:span text:style-name="T10">Lors de l’initialisation du jeu, fonction «</text:span><text:span text:style-name="T11"> initJeu(L,C) </text:span><text:span text:style-name="T10">», comme nous connaissons le format de la grille (LxC), nous savons combien il faut récupérer d’images </text:span><text:span text:style-name="T12">dans le fichier «</text:span><text:span text:style-name="T13"> png </text:span><text:span text:style-name="T12">» de 100x1800px appelée « </text:span><text:span text:style-name="T13">cards.png</text:span><text:span text:style-name="T12"> ». Nous allons donc alimenter un tableau nommé «</text:span><text:span text:style-name="T13"> listeIndicesImages </text:span><text:span text:style-name="T12">» contenant 2 fois l’indice de position de l‘image à dessiner </text:span><text:span text:style-name="T12"><text:line-break/></text:span><text:span text:style-name="T12">(cf. schéma ci-contre) .</text:span></text:p>
                    <text:p text:style-name="P5"><text:span text:style-name="T12"/></text:p>
                  </text:list-item>
                  <text:list-item>
                    <text:p text:style-name="P5"><text:span text:style-name="T12">Puis nous passons ce tableau «</text:span><text:span text:style-name="T13"> listeIndicesimages </text:span><text:span text:style-name="T12">» en paramètre d’une fonction qui va mélanger le contenu, et ainsi mélanger les Indices des images. C’est la fonction « </text:span><text:span text:style-name="T13">shuffle(Array)</text:span><text:span text:style-name="T12"> » qui nous retourne un tableau avec les indices des images dans un ordre aléatoire (</text:span><text:span text:style-name="T13">Math.random</text:span><text:span text:style-name="T12">). Exemple d’algorithme de mélange celui de Ficher-Yates :</text:span></text:p>
                    <text:p text:style-name="P5"><text:span text:style-name="T12"><text:a xlink:href="https://bost.ocks.org/mike/shuffle/" xlink:type="simple">https://bost.ocks.org/mike/shuffle/</text:a></text:span></text:p>
                    <text:p text:style-name="P5"><text:span text:style-name="T12"/></text:p>
                  </text:list-item>
                  <text:list-item>
                    <text:p text:style-name="P5"><text:span text:style-name="T12">Ce tableau retourné par la fonction « </text:span><text:span text:style-name="T13">shuffle(Array)</text:span><text:span text:style-name="T12"> » est appelé dans le programme «</text:span><text:span text:style-name="T13"> grilleJeu </text:span><text:span text:style-name="T12">» car il contient les positions des images sous la forme de leurs indices.</text:span></text:p>
                    <text:p text:style-name="P5"><text:span text:style-name="T12"/></text:p>
                  </text:list-item>
                  <text:list-item>
                    <text:p text:style-name="P5"><text:span text:style-name="T12">Nous sommes donc prêt à dessiner notre grille de jeu avec les images organisées de façon aléatoire. </text:span></text:p>
                    <text:p text:style-name="P5"><text:span text:style-name="T12"/></text:p>
                  </text:list-item>
                  <text:list-item>
                    <text:p text:style-name="P5"><text:span text:style-name="T12">Ce travail est réalisé par la fonction appelée dans «</text:span><text:span text:style-name="T13"> initJeu(L,C)</text:span><text:span text:style-name="T12"> »  : <text:s/>« </text:span><text:span text:style-name="T13">loadAndDrawImage(url)</text:span><text:span text:style-name="T12"> ». Cette dernière prend en paramètre l’URL de l’image des fruits de 100x1800px pour le découpage et la création dynamique des canevas qui vont accueillir l’image du fruit d’une taille de 100x100 px.</text:span></text:p>
                    <text:p text:style-name="P5"><text:span text:style-name="T12"/></text:p>
                  </text:list-item>
                  <text:list-item>
                    <text:p text:style-name="P5"><text:span text:style-name="T11">Dans initJeu(L,C) </text:span><text:span text:style-name="T10">après avoir affiché le tableau du classement,</text:span><text:span text:style-name="T11"> </text:span><text:span text:style-name="T10">o</text:span><text:span text:style-name="T12">n ajoute un écouteur d’évènements, pour détecter les clics sur les cartes, qui est implémenté dans la fonction « </text:span><text:span text:style-name="T13">flipHandler(evt)</text:span><text:span text:style-name="T12"> ». On lance la partie en appelant toutes les secondes la fonction « </text:span><text:span text:style-name="T13">displayBar() </text:span><text:span text:style-name="T12">» qui incrémente le temps de la partie et augmente la couleur rouge dans la progressBar.</text:span></text:p>
                  </text:list-item>
                </text:list>
              </text:list-item>
            </text:list>
          </draw:text-box>
        </draw:frame>
        <draw:frame draw:style-name="gr7" draw:text-style-name="P12" draw:layer="layout" svg:width="3cm" svg:height="0.577cm" svg:x="4.2cm" svg:y="0.423cm">
          <draw:text-box>
            <text:p text:style-name="P4"><text:span text:style-name="T1">listeIndiceImages</text:span></text:p>
          </draw:text-box>
        </draw:frame>
        <draw:line draw:style-name="gr2" draw:text-style-name="P1" draw:layer="layout" svg:x1="4.4cm" svg:y1="1.756cm" svg:x2="6.2cm" svg:y2="1.756cm">
          <text:p/>
        </draw:line>
        <draw:line draw:style-name="gr2" draw:text-style-name="P1" draw:layer="layout" svg:x1="4.4cm" svg:y1="3.244cm" svg:x2="6.2cm" svg:y2="3.244cm">
          <text:p/>
        </draw:line>
        <draw:line draw:style-name="gr2" draw:text-style-name="P1" draw:layer="layout" svg:x1="4.4cm" svg:y1="4.8cm" svg:x2="6.2cm" svg:y2="4.8cm">
          <text:p/>
        </draw:line>
        <draw:line draw:style-name="gr2" draw:text-style-name="P1" draw:layer="layout" svg:x1="4.4cm" svg:y1="6.339cm" svg:x2="6.2cm" svg:y2="6.339cm">
          <text:p/>
        </draw:line>
        <draw:line draw:style-name="gr2" draw:text-style-name="P1" draw:layer="layout" svg:x1="4.4cm" svg:y1="7.9cm" svg:x2="6.2cm" svg:y2="7.9cm">
          <text:p/>
        </draw:line>
        <draw:line draw:style-name="gr2" draw:text-style-name="P1" draw:layer="layout" svg:x1="4.4cm" svg:y1="9.5cm" svg:x2="6.2cm" svg:y2="9.5cm">
          <text:p/>
        </draw:line>
        <draw:line draw:style-name="gr2" draw:text-style-name="P1" draw:layer="layout" svg:x1="4.4cm" svg:y1="11cm" svg:x2="6.2cm" svg:y2="11cm">
          <text:p/>
        </draw:line>
        <draw:line draw:style-name="gr2" draw:text-style-name="P1" draw:layer="layout" svg:x1="4.4cm" svg:y1="12.6cm" svg:x2="6.2cm" svg:y2="12.6cm">
          <text:p/>
        </draw:line>
        <draw:line draw:style-name="gr2" draw:text-style-name="P1" draw:layer="layout" svg:x1="4.4cm" svg:y1="14.1cm" svg:x2="6.2cm" svg:y2="14.1cm">
          <text:p/>
        </draw:line>
        <draw:line draw:style-name="gr2" draw:text-style-name="P1" draw:layer="layout" svg:x1="4.4cm" svg:y1="15.678cm" svg:x2="6.2cm" svg:y2="15.678cm">
          <text:p/>
        </draw:line>
        <draw:line draw:style-name="gr2" draw:text-style-name="P1" draw:layer="layout" svg:x1="4.4cm" svg:y1="17.178cm" svg:x2="6.2cm" svg:y2="17.178cm">
          <text:p/>
        </draw:line>
        <draw:line draw:style-name="gr2" draw:text-style-name="P1" draw:layer="layout" svg:x1="4.4cm" svg:y1="18.7cm" svg:x2="6.2cm" svg:y2="18.7cm">
          <text:p/>
        </draw:line>
        <draw:line draw:style-name="gr2" draw:text-style-name="P1" draw:layer="layout" svg:x1="4.4cm" svg:y1="20.234cm" svg:x2="6.2cm" svg:y2="20.234cm">
          <text:p/>
        </draw:line>
        <draw:line draw:style-name="gr2" draw:text-style-name="P1" draw:layer="layout" svg:x1="4.4cm" svg:y1="21.8cm" svg:x2="6.2cm" svg:y2="21.8cm">
          <text:p/>
        </draw:line>
        <draw:line draw:style-name="gr2" draw:text-style-name="P1" draw:layer="layout" svg:x1="4.4cm" svg:y1="23.4cm" svg:x2="6.2cm" svg:y2="23.4cm">
          <text:p/>
        </draw:line>
        <draw:line draw:style-name="gr2" draw:text-style-name="P1" draw:layer="layout" svg:x1="4.4cm" svg:y1="25cm" svg:x2="6.2cm" svg:y2="25cm">
          <text:p/>
        </draw:line>
        <draw:line draw:style-name="gr2" draw:text-style-name="P1" draw:layer="layout" svg:x1="4.4cm" svg:y1="26.5cm" svg:x2="6.2cm" svg:y2="26.5cm">
          <text:p/>
        </draw:line>
        <draw:line draw:style-name="gr2" draw:text-style-name="P1" draw:layer="layout" svg:x1="4.4cm" svg:y1="28cm" svg:x2="6.2cm" svg:y2="28cm">
          <text:p/>
        </draw:line>
        <draw:frame draw:style-name="gr8" draw:text-style-name="P13" draw:layer="layout" svg:width="1.8cm" svg:height="0.806cm" svg:x="4.4cm" svg:y="1cm">
          <draw:text-box>
            <text:p text:style-name="P4"><text:span text:style-name="T14">0</text:span></text:p>
          </draw:text-box>
        </draw:frame>
        <draw:frame draw:style-name="gr8" draw:text-style-name="P13" draw:layer="layout" svg:width="1.8cm" svg:height="0.806cm" svg:x="4.4cm" svg:y="1.744cm">
          <draw:text-box>
            <text:p text:style-name="P4"><text:span text:style-name="T14">0</text:span></text:p>
          </draw:text-box>
        </draw:frame>
        <draw:frame draw:style-name="gr8" draw:text-style-name="P13" draw:layer="layout" svg:width="1.8cm" svg:height="0.806cm" svg:x="4.4cm" svg:y="2.478cm">
          <draw:text-box>
            <text:p text:style-name="P4"><text:span text:style-name="T14">1</text:span></text:p>
          </draw:text-box>
        </draw:frame>
        <draw:frame draw:style-name="gr8" draw:text-style-name="P13" draw:layer="layout" svg:width="1.8cm" svg:height="0.806cm" svg:x="4.4cm" svg:y="3.222cm">
          <draw:text-box>
            <text:p text:style-name="P4"><text:span text:style-name="T14">1</text:span></text:p>
          </draw:text-box>
        </draw:frame>
        <draw:frame draw:style-name="gr8" draw:text-style-name="P13" draw:layer="layout" svg:width="1.8cm" svg:height="0.806cm" svg:x="4.4cm" svg:y="4.022cm">
          <draw:text-box>
            <text:p text:style-name="P4"><text:span text:style-name="T14">2</text:span></text:p>
          </draw:text-box>
        </draw:frame>
        <draw:frame draw:style-name="gr8" draw:text-style-name="P13" draw:layer="layout" svg:width="1.8cm" svg:height="0.806cm" svg:x="4.4cm" svg:y="4.766cm">
          <draw:text-box>
            <text:p text:style-name="P4"><text:span text:style-name="T14">2</text:span></text:p>
          </draw:text-box>
        </draw:frame>
        <draw:frame draw:style-name="gr8" draw:text-style-name="P13" draw:layer="layout" svg:width="1.8cm" svg:height="0.806cm" svg:x="4.4cm" svg:y="5.539cm">
          <draw:text-box>
            <text:p text:style-name="P4"><text:span text:style-name="T14">3</text:span></text:p>
          </draw:text-box>
        </draw:frame>
        <draw:frame draw:style-name="gr8" draw:text-style-name="P13" draw:layer="layout" svg:width="1.8cm" svg:height="0.806cm" svg:x="4.4cm" svg:y="6.283cm">
          <draw:text-box>
            <text:p text:style-name="P4"><text:span text:style-name="T14">3</text:span></text:p>
          </draw:text-box>
        </draw:frame>
        <draw:frame draw:style-name="gr8" draw:text-style-name="P13" draw:layer="layout" svg:width="1.8cm" svg:height="0.806cm" svg:x="4.4cm" svg:y="7.101cm">
          <draw:text-box>
            <text:p text:style-name="P4"><text:span text:style-name="T14">4</text:span></text:p>
          </draw:text-box>
        </draw:frame>
        <draw:frame draw:style-name="gr8" draw:text-style-name="P13" draw:layer="layout" svg:width="1.8cm" svg:height="0.806cm" svg:x="4.4cm" svg:y="7.897cm">
          <draw:text-box>
            <text:p text:style-name="P4"><text:span text:style-name="T14">4</text:span></text:p>
          </draw:text-box>
        </draw:frame>
        <draw:frame draw:style-name="gr8" draw:text-style-name="P13" draw:layer="layout" svg:width="1.8cm" svg:height="0.806cm" svg:x="4.4cm" svg:y="8.696cm">
          <draw:text-box>
            <text:p text:style-name="P4"><text:span text:style-name="T14">5</text:span></text:p>
          </draw:text-box>
        </draw:frame>
        <draw:frame draw:style-name="gr8" draw:text-style-name="P13" draw:layer="layout" svg:width="1.8cm" svg:height="0.806cm" svg:x="4.4cm" svg:y="9.423cm">
          <draw:text-box>
            <text:p text:style-name="P4"><text:span text:style-name="T14">5</text:span></text:p>
          </draw:text-box>
        </draw:frame>
        <draw:frame draw:style-name="gr8" draw:text-style-name="P13" draw:layer="layout" svg:width="1.8cm" svg:height="0.806cm" svg:x="4.4cm" svg:y="10.123cm">
          <draw:text-box>
            <text:p text:style-name="P4"><text:span text:style-name="T14">6</text:span></text:p>
          </draw:text-box>
        </draw:frame>
        <draw:frame draw:style-name="gr8" draw:text-style-name="P13" draw:layer="layout" svg:width="1.8cm" svg:height="0.806cm" svg:x="4.4cm" svg:y="10.993cm">
          <draw:text-box>
            <text:p text:style-name="P4"><text:span text:style-name="T14">6</text:span></text:p>
          </draw:text-box>
        </draw:frame>
        <draw:frame draw:style-name="gr8" draw:text-style-name="P13" draw:layer="layout" svg:width="1.8cm" svg:height="0.806cm" svg:x="4.4cm" svg:y="11.801cm">
          <draw:text-box>
            <text:p text:style-name="P4"><text:span text:style-name="T14">7</text:span></text:p>
          </draw:text-box>
        </draw:frame>
        <draw:frame draw:style-name="gr8" draw:text-style-name="P13" draw:layer="layout" svg:width="1.8cm" svg:height="0.806cm" svg:x="4.4cm" svg:y="12.597cm">
          <draw:text-box>
            <text:p text:style-name="P4"><text:span text:style-name="T14">7</text:span></text:p>
          </draw:text-box>
        </draw:frame>
        <draw:frame draw:style-name="gr8" draw:text-style-name="P13" draw:layer="layout" svg:width="1.8cm" svg:height="0.806cm" svg:x="4.4cm" svg:y="13.419cm">
          <draw:text-box>
            <text:p text:style-name="P4"><text:span text:style-name="T14">8</text:span></text:p>
          </draw:text-box>
        </draw:frame>
        <draw:frame draw:style-name="gr8" draw:text-style-name="P13" draw:layer="layout" svg:width="1.8cm" svg:height="0.806cm" svg:x="4.4cm" svg:y="14.163cm">
          <draw:text-box>
            <text:p text:style-name="P4"><text:span text:style-name="T14">8</text:span></text:p>
          </draw:text-box>
        </draw:frame>
        <draw:frame draw:style-name="gr8" draw:text-style-name="P13" draw:layer="layout" svg:width="1.8cm" svg:height="0.806cm" svg:x="4.4cm" svg:y="14.936cm">
          <draw:text-box>
            <text:p text:style-name="P4"><text:span text:style-name="T14">9</text:span></text:p>
          </draw:text-box>
        </draw:frame>
        <draw:frame draw:style-name="gr8" draw:text-style-name="P13" draw:layer="layout" svg:width="1.8cm" svg:height="0.806cm" svg:x="4.4cm" svg:y="15.68cm">
          <draw:text-box>
            <text:p text:style-name="P4"><text:span text:style-name="T14">9</text:span></text:p>
          </draw:text-box>
        </draw:frame>
        <draw:frame draw:style-name="gr8" draw:text-style-name="P13" draw:layer="layout" svg:width="1.8cm" svg:height="0.806cm" svg:x="4.4cm" svg:y="16.398cm">
          <draw:text-box>
            <text:p text:style-name="P4"><text:span text:style-name="T14">10</text:span></text:p>
          </draw:text-box>
        </draw:frame>
        <draw:frame draw:style-name="gr8" draw:text-style-name="P13" draw:layer="layout" svg:width="1.8cm" svg:height="0.806cm" svg:x="4.4cm" svg:y="17.194cm">
          <draw:text-box>
            <text:p text:style-name="P4"><text:span text:style-name="T14">10</text:span></text:p>
          </draw:text-box>
        </draw:frame>
        <draw:frame draw:style-name="gr8" draw:text-style-name="P13" draw:layer="layout" svg:width="1.8cm" svg:height="0.806cm" svg:x="4.4cm" svg:y="17.893cm">
          <draw:text-box>
            <text:p text:style-name="P4"><text:span text:style-name="T14">11</text:span></text:p>
          </draw:text-box>
        </draw:frame>
        <draw:frame draw:style-name="gr8" draw:text-style-name="P13" draw:layer="layout" svg:width="1.8cm" svg:height="0.806cm" svg:x="4.4cm" svg:y="18.698cm">
          <draw:text-box>
            <text:p text:style-name="P4"><text:span text:style-name="T14">11</text:span></text:p>
          </draw:text-box>
        </draw:frame>
        <draw:frame draw:style-name="gr8" draw:text-style-name="P13" draw:layer="layout" svg:width="1.8cm" svg:height="0.806cm" svg:x="4.4cm" svg:y="19.42cm">
          <draw:text-box>
            <text:p text:style-name="P4"><text:span text:style-name="T14">12</text:span></text:p>
          </draw:text-box>
        </draw:frame>
        <draw:frame draw:style-name="gr8" draw:text-style-name="P13" draw:layer="layout" svg:width="1.8cm" svg:height="0.806cm" svg:x="4.4cm" svg:y="20.19cm">
          <draw:text-box>
            <text:p text:style-name="P4"><text:span text:style-name="T14">12</text:span></text:p>
          </draw:text-box>
        </draw:frame>
        <draw:frame draw:style-name="gr8" draw:text-style-name="P13" draw:layer="layout" svg:width="1.8cm" svg:height="0.806cm" svg:x="4.4cm" svg:y="20.998cm">
          <draw:text-box>
            <text:p text:style-name="P4"><text:span text:style-name="T14">13</text:span></text:p>
          </draw:text-box>
        </draw:frame>
        <draw:frame draw:style-name="gr8" draw:text-style-name="P13" draw:layer="layout" svg:width="1.8cm" svg:height="0.806cm" svg:x="4.4cm" svg:y="21.794cm">
          <draw:text-box>
            <text:p text:style-name="P4"><text:span text:style-name="T14">13</text:span></text:p>
          </draw:text-box>
        </draw:frame>
        <draw:frame draw:style-name="gr8" draw:text-style-name="P13" draw:layer="layout" svg:width="1.8cm" svg:height="0.806cm" svg:x="4.4cm" svg:y="4.023cm">
          <draw:text-box>
            <text:p text:style-name="P4"><text:span text:style-name="T14">2</text:span></text:p>
          </draw:text-box>
        </draw:frame>
        <draw:frame draw:style-name="gr8" draw:text-style-name="P13" draw:layer="layout" svg:width="1.8cm" svg:height="0.806cm" svg:x="4.4cm" svg:y="4.767cm">
          <draw:text-box>
            <text:p text:style-name="P4"><text:span text:style-name="T14">2</text:span></text:p>
          </draw:text-box>
        </draw:frame>
        <draw:frame draw:style-name="gr8" draw:text-style-name="P13" draw:layer="layout" svg:width="1.8cm" svg:height="0.806cm" svg:x="4.4cm" svg:y="5.54cm">
          <draw:text-box>
            <text:p text:style-name="P4"><text:span text:style-name="T14">3</text:span></text:p>
          </draw:text-box>
        </draw:frame>
        <draw:frame draw:style-name="gr8" draw:text-style-name="P13" draw:layer="layout" svg:width="1.8cm" svg:height="0.806cm" svg:x="4.4cm" svg:y="6.284cm">
          <draw:text-box>
            <text:p text:style-name="P4"><text:span text:style-name="T14">3</text:span></text:p>
          </draw:text-box>
        </draw:frame>
        <draw:frame draw:style-name="gr8" draw:text-style-name="P13" draw:layer="layout" svg:width="1.8cm" svg:height="0.806cm" svg:x="4.4cm" svg:y="7.102cm">
          <draw:text-box>
            <text:p text:style-name="P4"><text:span text:style-name="T14">4</text:span></text:p>
          </draw:text-box>
        </draw:frame>
        <draw:frame draw:style-name="gr8" draw:text-style-name="P13" draw:layer="layout" svg:width="1.8cm" svg:height="0.806cm" svg:x="4.4cm" svg:y="7.898cm">
          <draw:text-box>
            <text:p text:style-name="P4"><text:span text:style-name="T14">4</text:span></text:p>
          </draw:text-box>
        </draw:frame>
        <draw:frame draw:style-name="gr8" draw:text-style-name="P13" draw:layer="layout" svg:width="1.8cm" svg:height="0.806cm" svg:x="4.4cm" svg:y="8.697cm">
          <draw:text-box>
            <text:p text:style-name="P4"><text:span text:style-name="T14">5</text:span></text:p>
          </draw:text-box>
        </draw:frame>
        <draw:frame draw:style-name="gr8" draw:text-style-name="P13" draw:layer="layout" svg:width="1.8cm" svg:height="0.806cm" svg:x="4.4cm" svg:y="9.424cm">
          <draw:text-box>
            <text:p text:style-name="P4"><text:span text:style-name="T14">5</text:span></text:p>
          </draw:text-box>
        </draw:frame>
        <draw:frame draw:style-name="gr8" draw:text-style-name="P13" draw:layer="layout" svg:width="1.8cm" svg:height="0.806cm" svg:x="4.4cm" svg:y="10.124cm">
          <draw:text-box>
            <text:p text:style-name="P4"><text:span text:style-name="T14">6</text:span></text:p>
          </draw:text-box>
        </draw:frame>
        <draw:frame draw:style-name="gr8" draw:text-style-name="P13" draw:layer="layout" svg:width="1.8cm" svg:height="0.806cm" svg:x="4.4cm" svg:y="10.994cm">
          <draw:text-box>
            <text:p text:style-name="P4"><text:span text:style-name="T14">6</text:span></text:p>
          </draw:text-box>
        </draw:frame>
        <draw:frame draw:style-name="gr8" draw:text-style-name="P13" draw:layer="layout" svg:width="1.8cm" svg:height="0.806cm" svg:x="4.4cm" svg:y="11.802cm">
          <draw:text-box>
            <text:p text:style-name="P4"><text:span text:style-name="T14">7</text:span></text:p>
          </draw:text-box>
        </draw:frame>
        <draw:frame draw:style-name="gr8" draw:text-style-name="P13" draw:layer="layout" svg:width="1.8cm" svg:height="0.806cm" svg:x="4.4cm" svg:y="12.598cm">
          <draw:text-box>
            <text:p text:style-name="P4"><text:span text:style-name="T14">7</text:span></text:p>
          </draw:text-box>
        </draw:frame>
        <draw:frame draw:style-name="gr8" draw:text-style-name="P13" draw:layer="layout" svg:width="1.8cm" svg:height="0.806cm" svg:x="4.4cm" svg:y="22.6cm">
          <draw:text-box>
            <text:p text:style-name="P4"><text:span text:style-name="T14">14</text:span></text:p>
          </draw:text-box>
        </draw:frame>
        <draw:frame draw:style-name="gr8" draw:text-style-name="P13" draw:layer="layout" svg:width="1.8cm" svg:height="0.806cm" svg:x="4.4cm" svg:y="23.444cm">
          <draw:text-box>
            <text:p text:style-name="P4"><text:span text:style-name="T14">14</text:span></text:p>
          </draw:text-box>
        </draw:frame>
        <draw:frame draw:style-name="gr8" draw:text-style-name="P13" draw:layer="layout" svg:width="1.8cm" svg:height="0.806cm" svg:x="4.4cm" svg:y="24.206cm">
          <draw:text-box>
            <text:p text:style-name="P4"><text:span text:style-name="T14">10</text:span></text:p>
          </draw:text-box>
        </draw:frame>
        <draw:frame draw:style-name="gr8" draw:text-style-name="P13" draw:layer="layout" svg:width="1.8cm" svg:height="0.806cm" svg:x="4.4cm" svg:y="24.98cm">
          <draw:text-box>
            <text:p text:style-name="P4"><text:span text:style-name="T14">10</text:span></text:p>
          </draw:text-box>
        </draw:frame>
        <draw:frame draw:style-name="gr8" draw:text-style-name="P13" draw:layer="layout" svg:width="1.8cm" svg:height="0.806cm" svg:x="4.4cm" svg:y="25.779cm">
          <draw:text-box>
            <text:p text:style-name="P4"><text:span text:style-name="T14">11</text:span></text:p>
          </draw:text-box>
        </draw:frame>
        <draw:frame draw:style-name="gr8" draw:text-style-name="P13" draw:layer="layout" svg:width="1.8cm" svg:height="0.806cm" svg:x="4.4cm" svg:y="26.506cm">
          <draw:text-box>
            <text:p text:style-name="P4"><text:span text:style-name="T14">11</text:span></text:p>
          </draw:text-box>
        </draw:frame>
        <draw:frame draw:style-name="gr8" draw:text-style-name="P13" draw:layer="layout" svg:width="1.8cm" svg:height="0.806cm" svg:x="4.4cm" svg:y="27.306cm">
          <draw:text-box>
            <text:p text:style-name="P4"><text:span text:style-name="T14">12</text:span></text:p>
          </draw:text-box>
        </draw:frame>
        <draw:frame draw:style-name="gr8" draw:text-style-name="P13" draw:layer="layout" svg:width="1.8cm" svg:height="0.806cm" svg:x="4.4cm" svg:y="27.986cm">
          <draw:text-box>
            <text:p text:style-name="P4"><text:span text:style-name="T14">1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496cm" fo:margin-bottom="0.69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2-20T11:01:27.345523223</meta:creation-date>
    <dc:date>2020-12-22T11:36:36.550708948</dc:date>
    <meta:editing-duration>PT2H59M12S</meta:editing-duration>
    <meta:editing-cycles>29</meta:editing-cycles>
    <meta:generator>LibreOffice/6.0.7.3$Linux_X86_64 LibreOffice_project/00m0$Build-3</meta:generator>
    <meta:document-statistic meta:object-count="114"/>
  </office:meta>
</office:document-meta>
</file>